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rectrices acerca de la internacionalización del programa Space Invaders</text:p>
      <text:p text:style-name="Standard"/>
      <text:list xml:id="list8371218482419618870" text:style-name="L1">
        <text:list-item>
          <text:p text:style-name="P1">El fichero “initialization.html” especificará el directorio en el que aparecen los ficheros de idiomas disponibles para configurar el interfaz del programa en el idioma seleccionado por el usuario</text:p>
        </text:list-item>
        <text:list-item>
          <text:p text:style-name="P1">Los ficheros de idioma, se especificarán en el formato “nombre.html”, donde “nombre” será el nombre del idioma soportado escrito en inglés</text:p>
        </text:list-item>
        <text:list-item>
          <text:p text:style-name="P1">El idioma por defecto de arranque siempre será el indicado en el fichero “default.html” dentro del directorio de idiomas indicado en el fichero “initialization.html”</text:p>
        </text:list-item>
        <text:list-item>
          <text:p text:style-name="P1">El contenido del fichero será el indicado en el fichero “ACV. Parser.pdf” del directorio Prácticas del poliformat de la asignatura ACV</text:p>
        </text:list-item>
        <text:list-item>
          <text:p text:style-name="P1">Paralelamente existe un fichero denominado “TextResources.h” que contiene los identificadores de todos recursos visuales textuales. Se deben definir mediante #defines explícitos. Los defines de agruparán por bloques asociados a conjuntos de recursos vinculados entre sí: un bloque por cada ventana de interacción, todos los recursos de presentación de errores juntos, los mensajes impresos en la ventana principal,...</text:p>
        </text:list-item>
        <text:list-item>
          <text:p text:style-name="P1">La numeración de cada bloque de definición deberá comenzar en un número lo suficientemente separado del final del bloque anterior como para permitir la inserción de nuevos recursos en el futuro sin necesidad de tener que renumerar los siguientes. Véase ejemplo en “TextResources.h”</text:p>
        </text:list-item>
        <text:list-item>
          <text:p text:style-name="P1">La numeración que aparezca en el fichero “TextResources.h” deberá coincidir la que aparezca en cualquier fichero de idioma.</text:p>
        </text:list-item>
        <text:list-item>
          <text:p text:style-name="P1">En la ventana “StartUp” deberá disponer de un desplegable que se inicialice al idioma por defecto activo en el momento del arranque. Por defecto, desde fábrica, será el inglés (contenido por defecto del fichero “default.html” en el directorio de lenguajes). Para averiguar el idioma por defecto, habrá que cargar y parsear el fichero “default.html” y guardarse en la clase singleton “TextResourcesManager”</text:p>
        </text:list-item>
        <text:list-item>
          <text:p text:style-name="P1">Si en el desplegable se selecciona otro idioma de entre los disponibles, habrá que eliminar el fichero “default.html” del directorio de idiomas y copiar con ese mismo nombre el nuevo fichero. En resumidas cuentas, sustituir el conrenido de “default.html” de un idioma por otro. Esto habrá que realizarlo en el momento en el que se acepte la ventana “StartUp”.</text:p>
        </text:list-item>
        <text:list-item>
          <text:p text:style-name="P1">Para la primera versión del juego, conviene tener las versiones en inglés, español, francés y valenciano con el fin de poder confirmar el correcto funcionamiento del programa. Se podrá utilizar el servicio de traducción automática de Google.</text:p>
        </text:list-item>
        <text:list-item>
          <text:p text:style-name="P1">El singleton Game es el encargado de gestionar los ficheros de idioma empleando la clase CLanguage que se encuentra descrita en los ficheros language.h y .cpp y invocar a la clase TextResourcesManager pasándole el fichero de configuración para que cargue los recursos correspondient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món Mollá</meta:initial-creator>
    <meta:creation-date>2011-11-30T12:48:25.04</meta:creation-date>
    <dc:date>2013-12-18T11:25:19.50</dc:date>
    <meta:editing-duration>PT28M12S</meta:editing-duration>
    <meta:editing-cycles>5</meta:editing-cycles>
    <meta:generator>OpenOffice.org/3.4.1$Win32 OpenOffice.org_project/341m1$Build-9593</meta:generator>
    <meta:document-statistic meta:table-count="0" meta:image-count="0" meta:object-count="0" meta:page-count="1" meta:paragraph-count="12" meta:word-count="432" meta:character-count="2841"/>
  </office:meta>
</office:document-meta>
</file>